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b6c" officeooo:paragraph-rsid="0012eb6c"/>
    </style:style>
    <style:style style:name="P2" style:family="paragraph" style:parent-style-name="Standard">
      <style:paragraph-properties fo:text-align="justify" style:justify-single-word="false"/>
      <style:text-properties officeooo:rsid="0012eb6c" officeooo:paragraph-rsid="0012eb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Consecuencias de la existencia de mercados de tecnología</text:p>
      <text:p text:style-name="P1"/>
      <text:p text:style-name="P1">6.1 La división del trabajo innovativo</text:p>
      <text:p text:style-name="P1"/>
      <text:p text:style-name="P2">Una consecuencia de la existencia y buen funcionamiento de mercados de tecnologías es que ellos crean incentivos para la especialización vertical. Esto es exactamente un simple aplicación de la clásica teoría de la división del trabajo. De hecho, como se muestra en la Tabla 2, en los Estados Unidos, los ingresos de las empresas que ofrecen servicios científicos en Investigación y Desarrollo, I+D, se calcula: en alrededor de 75 billones de dolares en 2004 y 85 billones en 2005. Estas empresas son muy intensivas en I+D y ejecutan alrededor del 5% del total en I+D de la indust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28T09:52:55.482086381</meta:creation-date>
    <dc:date>2014-07-28T10:09:10.601834596</dc:date>
    <dc:creator>Guillermo Lengemann</dc:creator>
    <meta:editing-duration>PT1M4S</meta:editing-duration>
    <meta:editing-cycles>1</meta:editing-cycles>
    <meta:document-statistic meta:table-count="0" meta:image-count="0" meta:object-count="0" meta:page-count="1" meta:paragraph-count="3" meta:word-count="113" meta:character-count="681" meta:non-whitespace-character-count="571"/>
    <meta:generator>LibreOffice/4.2.4.2$Linux_X86_64 LibreOffice_project/63150712c6d317d27ce2db16eb94c2f3d7b699f8</meta:generator>
  </office:meta>
</office:document-meta>
</file>